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  <style:text-properties officeooo:paragraph-rsid="0013cb52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0pt" officeooo:paragraph-rsid="0013cb52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officeooo:paragraph-rsid="0013cb52"/>
    </style:style>
    <style:style style:name="T1" style:family="text">
      <style:text-properties style:font-name="Arial Unicode MS" style:font-name-asian="Arial Unicode MS1" style:font-name-complex="Arial Unicode MS1"/>
    </style:style>
    <style:style style:name="T2" style:family="text">
      <style:text-properties style:font-name="Arial Unicode MS" fo:font-size="10pt" style:font-name-asian="Arial Unicode MS1" style:font-size-asian="10pt" style:font-name-complex="Arial Unicode MS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사용 버전</text:span></text:p>
      <text:p text:style-name="P3">alluxio 1.6.1</text:p>
      <text:p text:style-name="P3">thrift 0.9.3</text:p>
      <text:p text:style-name="P3"/>
      <text:p text:style-name="P3"><text:span text:style-name="T1">졸논</text:span></text:p>
      <text:p text:style-name="P3"><text:tab/> <text:tab/> <text:tab/> <text:tab/></text:p>
      <text:p text:style-name="P1">1. <text:span text:style-name="T2">사용한 페이지랭크에 대해 더 자세한 명시 → </text:span>pagerank <text:span text:style-name="T2">설명을 좀 자세하게</text:span>!</text:p>
      <text:p text:style-name="P1"/>
      <text:p text:style-name="P1">2. <text:span text:style-name="T2">사용한 인풋 파일에 대한 더 자세한 명시 → 정민섭한테 물어보기</text:span>!</text:p>
      <text:p text:style-name="P1"/>
      <text:p text:style-name="P1">3. <text:span text:style-name="T2">그래프의 </text:span>config<text:span text:style-name="T2">에 대해 </text:span>1,2,3,4,5 <text:span text:style-name="T2">보다 더 명확한 명시가 필요 → 이건 발표자료만들때</text:span></text:p>
      <text:p text:style-name="P2"/>
      <text:p text:style-name="P1">4. <text:span text:style-name="T2">상대 성능 그래프에서 </text:span>config2<text:span text:style-name="T2">보다 </text:span>config5<text:span text:style-name="T2">를 기준으로 하는것이 더 유의미해 보인다 → 그래프 수정</text:span></text:p>
      <text:p text:style-name="P2"/>
      <text:p text:style-name="P1">5. <text:span text:style-name="T2">실험 결과 분석의 원인에 대한 검증을 위해 더 정확한 실험이 필요하다</text:span></text:p>
      <text:p text:style-name="P1"><text:span text:style-name="T2">총실행시간 </text:span>= <text:span text:style-name="T2">데이터를 읽어오는 시간 </text:span>+ <text:span text:style-name="T2">실제 </text:span>Spark <text:span text:style-name="T2">연산에 걸리는 시간 </text:span>(<text:span text:style-name="T2">나눠서 측정해보면 좋을텐데</text:span>!)</text:p>
      <text:p text:style-name="P1">pagerank <text:span text:style-name="T2">중간 생성 </text:span>RDD<text:span text:style-name="T2">의 양</text:span>? Spark <text:span text:style-name="T2">캐시 공간에서 </text:span>rdd<text:span text:style-name="T2">들이 </text:span>drop<text:span text:style-name="T2">되는지</text:span>? <text:span text:style-name="T2">등등</text:span></text:p>
      <text:p text:style-name="P2"/>
      <text:p text:style-name="P1">6. <text:span text:style-name="T2">발표자료 만들기</text:span></text:p>
      <text:p text:style-name="P2"/>
      <text:p text:style-name="P1">7. git<text:span text:style-name="T2">에 올리기 및 정리 </text:span>(<text:span text:style-name="T2">이건 노트북으로 하는게 빠를 듯</text:span>)</text:p>
      <text:p text:style-name="P1"><text:span text:style-name="T2">드라이브에 공부한 자료들</text:span></text:p>
      <text:p text:style-name="P1"><text:span text:style-name="T2">알루시오 수정 코드</text:span>?</text:p>
      <text:p text:style-name="P1"><text:span text:style-name="T2">중간보고서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53:50.170975862</meta:creation-date>
    <dc:date>2018-10-15T14:54:10.773843855</dc:date>
    <meta:editing-duration>PT20S</meta:editing-duration>
    <meta:editing-cycles>1</meta:editing-cycles>
    <meta:document-statistic meta:table-count="0" meta:image-count="0" meta:object-count="0" meta:page-count="1" meta:paragraph-count="17" meta:word-count="289" meta:character-count="477" meta:non-whitespace-character-count="372"/>
    <meta:generator>LibreOffice/5.1.6.2$Linux_X86_64 LibreOffice_project/10m0$Build-2</meta:generator>
  </office:meta>
</office:document-meta>
</file>